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9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7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fffff" style:font-name="Segoe UI1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30</text:span></text:p>
            <text:p text:style-name="P1"><text:span text:style-name="T2">“</text:span><text:span text:style-name="T2">Now, My Tongue, the Mystery Tell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384cm" svg:height="7.321cm" svg:x="1.854cm" svg:y="0.807cm">
          <draw:text-box>
            <text:p text:style-name="P1"><text:span text:style-name="T3">1.</text:span><text:span text:style-name="T4"> Now, my tongue, the myst’ry telling</text:span><text:span text:style-name="T4"><text:line-break/></text:span><text:span text:style-name="T4">Of the glorious body sing,</text:span><text:span text:style-name="T4"><text:line-break/></text:span><text:span text:style-name="T4">And the blood, all price excelling,</text:span><text:span text:style-name="T4"><text:line-break/></text:span><text:span text:style-name="T4">Which the Gentiles’ Lord and K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4" draw:layer="layout" svg:width="24.384cm" svg:height="4.019cm" svg:x="1.854cm" svg:y="0.807cm">
          <draw:text-box>
            <text:p text:style-name="P1"><text:span text:style-name="T4">Once on earth among us dwelling,</text:span><text:span text:style-name="T4"><text:line-break/></text:span><text:span text:style-name="T4">Shed for this world’s ransom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4" draw:layer="layout" svg:width="24.638cm" svg:height="7.366cm" svg:x="1.778cm" svg:y="1.016cm">
          <draw:text-box>
            <text:p text:style-name="P1"><text:span text:style-name="T3">2.</text:span><text:span text:style-name="T4"> Giv’n for us, and condescending</text:span><text:span text:style-name="T4"><text:line-break/></text:span><text:span text:style-name="T4">To be born for us below,</text:span></text:p>
            <text:p text:style-name="P1"><text:span text:style-name="T4">He with us in converse blending</text:span><text:span text:style-name="T4"><text:line-break/></text:span><text:span text:style-name="T4">Dwelt, the seed of truth to sow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4" draw:layer="layout" svg:width="24.638cm" svg:height="3.81cm" svg:x="1.778cm" svg:y="1.016cm">
          <draw:text-box>
            <text:p text:style-name="P1"><text:span text:style-name="T4">Till He closed with wondrous ending</text:span><text:span text:style-name="T4"><text:line-break/></text:span><text:span text:style-name="T4">His most patient life of wo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4" draw:layer="layout" svg:width="24.892cm" svg:height="7.112cm" svg:x="1.38cm" svg:y="0.806cm">
          <draw:text-box>
            <text:p text:style-name="P1"><text:span text:style-name="T3">3. </text:span><text:span text:style-name="T4">That last night at supper lying</text:span><text:span text:style-name="T4"><text:line-break/></text:span><text:span text:style-name="T4">Mid the Twelve, His chosen band,</text:span><text:span text:style-name="T4"><text:line-break/></text:span><text:span text:style-name="T4">Jesus, with the Law complying,</text:span><text:span text:style-name="T4"><text:line-break/></text:span><text:span text:style-name="T4">Keeps the feast its rites deman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8" draw:text-style-name="P4" draw:layer="layout" svg:width="24.892cm" svg:height="3.631cm" svg:x="1.358cm" svg:y="0.941cm">
          <draw:text-box>
            <text:p text:style-name="P1"><text:span text:style-name="T4">Then, more precious food supplying,</text:span><text:span text:style-name="T4"><text:line-break/></text:span><text:span text:style-name="T4">Gives Himself with His own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9" draw:text-style-name="P4" draw:layer="layout" svg:width="24.892cm" svg:height="7.331cm" svg:x="1.524cm" svg:y="0.797cm">
          <draw:text-box>
            <text:p text:style-name="P1"><text:span text:style-name="T3">4.</text:span><text:span text:style-name="T4"> Word made flesh, the bread He taketh,</text:span><text:span text:style-name="T4"><text:line-break/></text:span><text:span text:style-name="T4">By His word His flesh to be;</text:span><text:span text:style-name="T4"><text:line-break/></text:span><text:span text:style-name="T4">Wine His sacred blood He maketh,</text:span><text:span text:style-name="T4"><text:line-break/></text:span><text:span text:style-name="T4">Though the senses fail to se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8" draw:text-style-name="P4" draw:layer="layout" svg:width="25.4cm" svg:height="3.631cm" svg:x="1.292cm" svg:y="0.949cm">
          <draw:text-box>
            <text:p text:style-name="P1"><text:span text:style-name="T4">Faith alone the true heart waketh</text:span><text:span text:style-name="T4"><text:line-break/></text:span><text:span text:style-name="T4">To behold the myste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5" draw:text-style-name="P6" draw:layer="layout" svg:width="24.892cm" svg:height="7.366cm" svg:x="1.613cm" svg:y="0.838cm">
          <draw:text-box>
            <text:p text:style-name="P5"><text:span text:style-name="T5">5. Glory let us give and blessing</text:span></text:p>
            <text:p text:style-name="P5"><text:span text:style-name="T5">To the Father and the Son,</text:span><text:span text:style-name="T5"><text:line-break/></text:span><text:span text:style-name="T5">Honor, thanks, and praise addressing,</text:span><text:span text:style-name="T5"><text:line-break/></text:span><text:span text:style-name="T5">While eternal ages ru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10" draw:text-style-name="P6" draw:layer="layout" svg:width="25.4cm" svg:height="12.841cm" svg:x="1.27cm" svg:y="0.508cm">
          <draw:text-box>
            <text:p text:style-name="P5"><text:span text:style-name="T5">Ever too His love confessing</text:span><text:span text:style-name="T5"><text:line-break/></text:span><text:span text:style-name="T5">Who from both with both is One.</text:span></text:p>
            <text:p text:style-name="P7"><text:span text:style-name="T6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8"/></text:span><text:span text:style-name="T7">© The Church Pension Fund.</text:span></text:p>
            <text:p text:style-name="P7"><text:span text:style-name="T7"><text:s text:c="8"/></text:span><text:span text:style-name="T7">Used by permission:</text:span></text:p>
            <text:p text:style-name="P7"><text:span text:style-name="T7"><text:s text:c="8"/></text:span><text:span text:style-name="T7">LSB Hymn License </text:span></text:p>
            <text:p text:style-name="P7"><text:span text:style-name="T7"><text:s text:c="8"/></text:span><text:span text:style-name="T7">.NET, no. 100011038.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2:17:07.460000000</meta:creation-date>
    <dc:title>Hymn template</dc:title>
    <meta:editing-duration>PT24M45S</meta:editing-duration>
    <meta:editing-cycles>11</meta:editing-cycles>
    <meta:generator>LibreOffice/6.0.1.1$Windows_X86_64 LibreOffice_project/60bfb1526849283ce2491346ed2aa51c465abfe6</meta:generator>
    <meta:initial-creator>Arthur Hoch</meta:initial-creator>
    <dc:date>2018-03-28T16:50:30.613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3-28T22:17:06.462000000"/>
  </office:meta>
</office:document-meta>
</file>